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LocationID</text:p>
          </table:table-cell>
          <table:table-cell office:value-type="string">
            <text:p>Location</text:p>
          </table:table-cell>
          <table:table-cell/>
          <table:table-cell office:value-type="string">
            <text:p>CommandID</text:p>
          </table:table-cell>
          <table:table-cell office:value-type="string">
            <text:p>Command</text:p>
          </table:table-cell>
          <table:table-cell/>
          <table:table-cell office:value-type="string">
            <text:p>Paramid</text:p>
          </table:table-cell>
          <table:table-cell office:value-type="string">
            <text:p>param</text:p>
          </table:table-cell>
          <table:table-cell table:number-columns-repeated="5"/>
          <table:table-cell office:value-type="string">
            <text:p>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h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 table:number-columns-repeated="5"/>
          <table:table-cell office:value-type="string">
            <text:p>zurue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table:number-columns-repeated="5"/>
          <table:table-cell office:value-type="string">
            <text:p>recht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hm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 table:number-columns-repeated="5"/>
          <table:table-cell office:value-type="string">
            <text:p>link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öff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 table:number-columns-repeated="5"/>
          <table:table-cell office:value-type="string">
            <text:p>gar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erwen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 table:number-columns-repeated="5"/>
          <table:table-cell office:value-type="string">
            <text:p>labyrint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lossTo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au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loss</text:p>
          </table:table-cell>
          <table:table-cell table:number-columns-repeated="5"/>
          <table:table-cell office:value-type="string">
            <text:p>eingangshall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ingangsFlur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eweg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lumen</text:p>
          </table:table-cell>
          <table:table-cell table:number-columns-repeated="5"/>
          <table:table-cell office:value-type="string">
            <text:p>bücherei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rEingangsHall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inge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opfer</text:p>
          </table:table-cell>
          <table:table-cell table:number-columns-repeated="5"/>
          <table:table-cell office:value-type="string">
            <text:p>music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ingangsHall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rück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ld</text:p>
          </table:table-cell>
          <table:table-cell table:number-columns-repeated="5"/>
          <table:table-cell office:value-type="string">
            <text:p>billi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ten#</text:p>
          </table:table-cell>
          <table:table-cell/>
          <table:table-cell office:value-type="float" office:value="9">
            <text:p>9</text:p>
          </table:table-cell>
          <table:table-cell office:value-type="string">
            <text:p>klop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lur</text:p>
          </table:table-cell>
          <table:table-cell table:number-columns-repeated="5"/>
          <table:table-cell office:value-type="string">
            <text:p>lag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nne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elliot</text:p>
          </table:table-cell>
          <table:table-cell table:number-columns-repeated="5"/>
          <table:table-cell office:value-type="string">
            <text:p>wei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byrinth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iola</text:p>
          </table:table-cell>
          <table:table-cell table:number-columns-repeated="5"/>
          <table:table-cell office:value-type="string">
            <text:p>küch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carllet</text:p>
          </table:table-cell>
          <table:table-cell table:number-columns-repeated="5"/>
          <table:table-cell office:value-type="string">
            <text:p>speisesa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garten</text:p>
          </table:table-cell>
          <table:table-cell table:number-columns-repeated="5"/>
          <table:table-cell office:value-type="string">
            <text:p>arbei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eingangshalle</text:p>
          </table:table-cell>
          <table:table-cell table:number-columns-repeated="5"/>
          <table:table-cell office:value-type="string">
            <text:p>scarllet Z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brunnen</text:p>
          </table:table-cell>
          <table:table-cell table:number-columns-repeated="5"/>
          <table:table-cell office:value-type="string">
            <text:p>elliot Z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labyrinth</text:p>
          </table:table-cell>
          <table:table-cell table:number-columns-repeated="5"/>
          <table:table-cell office:value-type="string">
            <text:p>dean Z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links</text:p>
          </table:table-cell>
          <table:table-cell table:number-columns-repeated="5"/>
          <table:table-cell office:value-type="string">
            <text:p>edward Z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echts</text:p>
          </table:table-cell>
          <table:table-cell table:number-columns-repeated="5"/>
          <table:table-cell office:value-type="string">
            <text:p>scarrle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en</text:p>
          </table:table-cell>
          <table:table-cell table:number-columns-repeated="5"/>
          <table:table-cell office:value-type="string">
            <text:p>ellio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unten</text:p>
          </table:table-cell>
          <table:table-cell table:number-columns-repeated="5"/>
          <table:table-cell office:value-type="string">
            <text:p>dean <text:s/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6"/>
          <table:table-cell office:value-type="string">
            <text:p>edward <text:s/></text:p>
          </table:table-cell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table:number-columns-repeated="6"/>
          <table:table-cell office:value-type="string">
            <text:p>viola </text:p>
          </table:table-cell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table:number-columns-repeated="6"/>
          <table:table-cell office:value-type="string">
            <text:p>player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table:number-columns-repeated="6"/>
          <table:table-cell office:value-type="string">
            <text:p>key</text:p>
          </table:table-cell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table:number-columns-repeated="6"/>
          <table:table-cell office:value-type="string">
            <text:p>galerie</text:p>
          </table:table-cell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string">
            <text:p>flur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table:number-columns-repeated="6"/>
          <table:table-cell office:value-type="string">
            <text:p>schloss</text:p>
          </table:table-cell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table:number-columns-repeated="6"/>
          <table:table-cell office:value-type="string">
            <text:p>aussenbereich</text:p>
          </table:table-cell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table:number-columns-repeated="6"/>
          <table:table-cell office:value-type="string">
            <text:p>tuer</text:p>
          </table:table-cell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table:number-columns-repeated="6"/>
          <table:table-cell office:value-type="string">
            <text:p>treppe</text:p>
          </table:table-cell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16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M11S</meta:editing-duration>
    <meta:editing-cycles>28</meta:editing-cycles>
    <meta:generator>OpenOffice/4.1.3$Win32 OpenOffice.org_project/413m1$Build-9783</meta:generator>
    <dc:date>2017-03-24T16:40:04.60</dc:date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